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SDGothicNeo-Regular" svg:font-family="AppleSDGothicNeo-Regular"/>
    <style:font-face style:name="Tahoma-Bold" svg:font-family="Tahoma-Bold"/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32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dcbbf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35cm solid #000000"/>
      <style:text-properties fo:color="#000000" style:text-outline="false" style:text-line-through-style="none" style:font-name="Tahom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9a9a9a" fo:background-color="#ffffff" fo:border-left="0.035cm solid #000000" fo:border-right="0.035cm solid #000000" fo:border-top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dcbbf" fo:border="0.035cm solid #000000"/>
      <style:text-properties fo:color="#000000" style:text-outline="false" style:text-line-through-style="none" style:font-name="Tahoma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-Bold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35cm solid #000000"/>
      <style:text-properties fo:color="#000000" style:text-outline="false" style:text-line-through-style="none" style:font-name="Tahoma" fo:font-size="11pt" fo:language="en" fo:country="US" fo:font-style="normal" fo:text-shadow="none" style:text-underline-style="solid" style:text-underline-width="auto" style:text-underline-color="#000000" fo:font-weight="normal" style:text-underline-mode="continuous" style:text-overline-mode="continuous" style:text-line-through-mode="continuous" style:font-name-asian="Tahoma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dcbbf" fo:border="0.035cm solid #000000"/>
      <style:text-properties fo:color="#000000" style:text-outline="false" style:text-line-through-style="none" style:font-name="AppleSDGothicNeo-Regula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ppleSDGothicNeo-Regular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fefef" fo:border="0.035cm solid #00000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0d0d0" fo:border="0.035cm solid #00000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border="0.035cm solid #000000"/>
      <style:text-properties fo:color="#000000" style:text-outline="false" style:text-line-through-style="none" style:font-name="AppleSDGothicNe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59595" fo:border="0.035cm solid #000000"/>
      <style:text-properties fo:color="#000000" style:text-outline="false" style:text-line-through-style="none" style:font-name="AppleSDGothicNe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0.035cm solid #000000"/>
      <style:text-properties fo:color="#000000" style:text-outline="false" style:text-line-through-style="none" style:font-name="AppleSDGothicNe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fo:border="0.035cm solid #00000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dcbbf" fo:border="0.035cm solid #000000"/>
      <style:text-properties fo:color="#000000"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35cm solid #000000" fo:background-color="#ffffff" fo:border-left="0.035cm solid #000000" fo:border-right="0.035cm solid #9a9a9a" fo:border-top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35cm solid #9a9a9a" fo:background-color="#ffffff" fo:border-left="0.035cm solid #000000" fo:border-right="0.035cm solid #9a9a9a" fo:border-top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position="0% 100%" style:font-name="AppleSDGothicNeo-Regular" fo:font-size="11pt" fo:letter-spacing="normal" style:text-underline-style="none" fo:font-weight="normal" style:letter-kerning="false" style:font-name-asian="AppleSDGothicNeo-Regular" style:font-size-asian="11pt" style:font-weight-asian="normal" style:font-name-complex="AppleSDGothicNeo-Regular" style:font-size-complex="6.30000019073486pt" style:font-weight-complex="normal"/>
    </style:style>
    <style:style style:name="T2" style:family="text">
      <style:text-properties fo:color="#000000" style:text-outline="false" style:text-position="0% 100%" style:font-name="Tahoma" fo:font-size="11pt" fo:letter-spacing="normal" style:text-underline-style="none" fo:font-weight="normal" style:letter-kerning="false" style:font-name-asian="Tahoma" style:font-size-asian="11pt" style:font-weight-asian="normal" style:font-name-complex="Tahoma" style:font-size-complex="6.30000019073486pt" style:font-weight-complex="normal"/>
    </style:style>
    <style:style style:name="T3" style:family="text">
      <style:text-properties fo:color="#000000" style:text-outline="false" style:text-position="0% 100%" style:font-name="Tahoma-Bold" fo:font-size="11pt" fo:letter-spacing="normal" style:text-underline-style="none" fo:font-weight="bold" style:letter-kerning="false" style:font-name-asian="Tahoma-Bold" style:font-size-asian="11pt" style:font-weight-asian="bold" style:font-name-complex="Tahoma-Bold" style:font-size-complex="6.30000019073486pt" style:font-weight-complex="bold"/>
    </style:style>
    <style:style style:name="T4" style:family="text">
      <style:text-properties fo:color="#000000" style:text-outline="false" style:text-position="0% 100%" style:font-name="AppleSDGothicNeo-Regular" fo:font-size="11pt" fo:letter-spacing="normal" style:text-underline-style="none" fo:font-weight="bold" style:letter-kerning="false" style:font-name-asian="AppleSDGothicNeo-Regular" style:font-size-asian="11pt" style:font-weight-asian="bold" style:font-name-complex="AppleSDGothicNeo-Regular" style:font-size-complex="6.30000019073486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1" table:number-columns-repeated="2" table:default-cell-style-name="ce2"/>
        <table:table-column table:style-name="co1" table:number-columns-repeated="3" table:default-cell-style-name="ce12"/>
        <table:table-column table:style-name="co3" table:default-cell-style-name="ce13"/>
        <table:table-column table:style-name="co4" table:default-cell-style-name="ce3"/>
        <table:table-column table:style-name="co5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15"/>
        <table:table-row table:style-name="ro1">
          <table:table-cell table:style-name="ce1"/>
          <table:table-cell table:style-name="ce5" office:value-type="string">
            <text:p>Naver</text:p>
          </table:table-cell>
          <table:table-cell table:style-name="ce7" office:value-type="string">
            <text:p>구분</text:p>
          </table:table-cell>
          <table:table-cell table:style-name="ce7" office:value-type="string">
            <text:p>설립연도</text:p>
          </table:table-cell>
          <table:table-cell table:style-name="ce7" office:value-type="string">
            <text:p>약어</text:p>
          </table:table-cell>
          <table:table-cell table:style-name="ce7" office:value-type="string">
            <text:p>학교명</text:p>
          </table:table-cell>
          <table:table-cell table:style-name="ce7" office:value-type="string">
            <text:p>언어</text:p>
          </table:table-cell>
          <table:table-cell table:style-name="ce7" office:value-type="string">
            <text:p>시도</text:p>
          </table:table-cell>
          <table:table-cell table:style-name="ce7" office:value-type="string">
            <text:p>주소</text:p>
          </table:table-cell>
          <table:table-cell table:style-name="ce7" office:value-type="string">
            <text:p>홈페이지</text:p>
          </table:table-cell>
          <table:table-cell table:style-name="ce7" office:value-type="string">
            <text:p>연락처</text:p>
          </table:table-cell>
          <table:table-cell table:style-name="ce14" office:value-type="string">
            <text:p><text:span text:style-name="T3">PK <text:s/>(</text:span><text:span text:style-name="T4">어린이집</text:span><text:span text:style-name="T3">)</text:span></text:p>
          </table:table-cell>
          <table:table-cell table:style-name="ce14" office:value-type="string">
            <text:p><text:span text:style-name="T3">K <text:s/>(</text:span><text:span text:style-name="T4">유치원</text:span><text:span text:style-name="T3">)</text:span></text:p>
          </table:table-cell>
          <table:table-cell table:style-name="ce7" office:value-type="string">
            <text:p>학년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78">
            <text:p>1978</text:p>
          </table:table-cell>
          <table:table-cell office:value-type="string">
            <text:p>SFS</text:p>
          </table:table-cell>
          <table:table-cell office:value-type="string">
            <text:p>서울외국인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서대문구</text:span><text:span text:style-name="T2"> </text:span><text:span text:style-name="T1">연희동</text:span></text:p>
          </table:table-cell>
          <table:table-cell office:value-type="string">
            <text:p><text:a xlink:href="http://www.seoulforeign.org/">www.seoulforeign.org</text:a></text:p>
          </table:table-cell>
          <table:table-cell office:value-type="string">
            <text:p>02-330-3100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83">
            <text:p>1983</text:p>
          </table:table-cell>
          <table:table-cell office:value-type="string">
            <text:p>SAIS</text:p>
          </table:table-cell>
          <table:table-cell office:value-type="string">
            <text:p>서울아카데미국제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강남구</text:span><text:span text:style-name="T2"> </text:span><text:span text:style-name="T1">대치동</text:span></text:p>
          </table:table-cell>
          <table:table-cell office:value-type="string">
            <text:p><text:a xlink:href="http://www.seoulacademy.net/">www.seoulacademy.net</text:a></text:p>
          </table:table-cell>
          <table:table-cell office:value-type="string">
            <text:p>02-554-1690</text:p>
          </table:table-cell>
          <table:table-cell/>
          <table:table-cell office:value-type="string">
            <text:p>Y</text:p>
          </table:table-cell>
          <table:table-cell office:value-type="string">
            <text:p>K ~ 8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93">
            <text:p>1993</text:p>
          </table:table-cell>
          <table:table-cell office:value-type="string">
            <text:p>KKFS</text:p>
          </table:table-cell>
          <table:table-cell office:value-type="string">
            <text:p>한국켄트외국인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광진구</text:span><text:span text:style-name="T2"> </text:span><text:span text:style-name="T1">구의동</text:span></text:p>
          </table:table-cell>
          <table:table-cell office:value-type="string">
            <text:p><text:a xlink:href="http://www.kkfs.org/">www.kkfs.org</text:a></text:p>
          </table:table-cell>
          <table:table-cell office:value-type="string">
            <text:p>02-2201-7091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97">
            <text:p>1997</text:p>
          </table:table-cell>
          <table:table-cell office:value-type="string">
            <text:p>GCFS</text:p>
          </table:table-cell>
          <table:table-cell office:value-type="string">
            <text:p>지구촌기독외국인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용산구</text:span><text:span text:style-name="T2"> </text:span><text:span text:style-name="T1">한남동</text:span></text:p>
          </table:table-cell>
          <table:table-cell office:value-type="string">
            <text:p><text:a xlink:href="http://www.gcfskorea.org/">www.gcfskorea.org</text:a></text:p>
          </table:table-cell>
          <table:table-cell office:value-type="string">
            <text:p>02-797-0234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99">
            <text:p>1999</text:p>
          </table:table-cell>
          <table:table-cell office:value-type="string">
            <text:p>KIS</text:p>
          </table:table-cell>
          <table:table-cell table:style-name="ce13" office:value-type="string">
            <text:p><text:span text:style-name="T1">한국외국인학교</text:span><text:span text:style-name="T2"> </text:span><text:span text:style-name="T1">서울캠퍼스</text:span>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강남구</text:span><text:span text:style-name="T2"> </text:span><text:span text:style-name="T1">개포동</text:span></text:p>
          </table:table-cell>
          <table:table-cell table:style-name="ce6" office:value-type="string">
            <text:p>http://kisseoul.org/</text:p>
          </table:table-cell>
          <table:table-cell office:value-type="string">
            <text:p>02-3496-0514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89">
            <text:p>1989</text:p>
          </table:table-cell>
          <table:table-cell office:value-type="string">
            <text:p>CCS</text:p>
          </table:table-cell>
          <table:table-cell office:value-type="string">
            <text:p>센테니얼크리스천스쿨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용산구</text:span><text:span text:style-name="T2"> </text:span><text:span text:style-name="T1">용산동</text:span></text:p>
          </table:table-cell>
          <table:table-cell office:value-type="string">
            <text:p><text:a xlink:href="http://www.ccslions.com/">www.ccslions.com</text:a></text:p>
          </table:table-cell>
          <table:table-cell office:value-type="string">
            <text:p>02-772-9275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90">
            <text:p>1990</text:p>
          </table:table-cell>
          <table:table-cell office:value-type="string">
            <text:p>YISS</text:p>
          </table:table-cell>
          <table:table-cell office:value-type="string">
            <text:p>서울용산국제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용산구</text:span><text:span text:style-name="T2"> </text:span><text:span text:style-name="T1">한남동</text:span></text:p>
          </table:table-cell>
          <table:table-cell office:value-type="string">
            <text:p><text:a xlink:href="http://www.yisseoul.org/">www.yisseoul.org</text:a></text:p>
          </table:table-cell>
          <table:table-cell office:value-type="string">
            <text:p>02-797-5104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07">
            <text:p>2007</text:p>
          </table:table-cell>
          <table:table-cell office:value-type="string">
            <text:p>RIS</text:p>
          </table:table-cell>
          <table:table-cell office:value-type="string">
            <text:p>레인보우외국인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서초구</text:span><text:span text:style-name="T2"> </text:span><text:span text:style-name="T1">양재동</text:span></text:p>
          </table:table-cell>
          <table:table-cell office:value-type="string">
            <text:p><text:a xlink:href="http://www.rischool.org/">www.rischool.org</text:a></text:p>
          </table:table-cell>
          <table:table-cell office:value-type="string">
            <text:p>02-571-2917</text:p>
          </table:table-cell>
          <table:table-cell/>
          <table:table-cell office:value-type="string">
            <text:p>Y</text:p>
          </table:table-cell>
          <table:table-cell office:value-type="string">
            <text:p>K ~ 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06">
            <text:p>2006</text:p>
          </table:table-cell>
          <table:table-cell office:value-type="string">
            <text:p>APIS</text:p>
          </table:table-cell>
          <table:table-cell office:value-type="string">
            <text:p>아시아퍼시픽국제외국인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노원구</text:span><text:span text:style-name="T2"> </text:span><text:span text:style-name="T1">월계</text:span><text:span text:style-name="T2">2</text:span><text:span text:style-name="T1">동</text:span></text:p>
          </table:table-cell>
          <table:table-cell office:value-type="string">
            <text:p><text:a xlink:href="http://www.apis.seoul.kr/">www.apis.seoul.kr</text:a></text:p>
          </table:table-cell>
          <table:table-cell office:value-type="string">
            <text:p>02-907-2747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10">
            <text:p>2010</text:p>
          </table:table-cell>
          <table:table-cell office:value-type="string">
            <text:p>DCS</text:p>
          </table:table-cell>
          <table:table-cell office:value-type="string">
            <text:p>덜위치칼리지서울영국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서초구</text:span><text:span text:style-name="T2"> </text:span></text:p>
          </table:table-cell>
          <table:table-cell office:value-type="string">
            <text:p><text:a xlink:href="http://www.dulwich-seoul.kr/">http://www.dulwich-seoul.kr/</text:a></text:p>
          </table:table-cell>
          <table:table-cell office:value-type="string">
            <text:p>02-3015-8517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G1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12">
            <text:p>2012</text:p>
          </table:table-cell>
          <table:table-cell office:value-type="string">
            <text:p>DSS</text:p>
          </table:table-cell>
          <table:table-cell office:value-type="string">
            <text:p>서울드와이트외국인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마포구</text:span><text:span text:style-name="T2"> </text:span><text:span text:style-name="T1">상암동</text:span></text:p>
          </table:table-cell>
          <table:table-cell office:value-type="string">
            <text:p><text:a xlink:href="http://www.dwight.or.kr/">http://www.dwight.or.kr/</text:a></text:p>
          </table:table-cell>
          <table:table-cell office:value-type="string">
            <text:p>02-6920-8600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12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90">
            <text:p>1990</text:p>
          </table:table-cell>
          <table:table-cell office:value-type="string">
            <text:p>ICS PTA</text:p>
          </table:table-cell>
          <table:table-cell office:value-type="string">
            <text:p>평택크리스천외국인학교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table:style-name="ce12" office:value-type="string">
            <text:p>평택시</text:p>
          </table:table-cell>
          <table:table-cell office:value-type="string">
            <text:p><text:a xlink:href="http://www.icsptk.org/">http://www.icsptk.org/</text:a></text:p>
          </table:table-cell>
          <table:table-cell office:value-type="string">
            <text:p>031-651-1376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06">
            <text:p>2006</text:p>
          </table:table-cell>
          <table:table-cell office:value-type="string">
            <text:p>KIS Pangyo</text:p>
          </table:table-cell>
          <table:table-cell table:style-name="ce13" office:value-type="string">
            <text:p><text:span text:style-name="T1">한국외국인학교</text:span><text:span text:style-name="T2"> </text:span><text:span text:style-name="T1">판교캠퍼스</text:span>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<text:span text:style-name="T1">성남시</text:span><text:span text:style-name="T2"> </text:span><text:span text:style-name="T1">분당구</text:span><text:span text:style-name="T2"> </text:span><text:span text:style-name="T1">백현동</text:span></text:p>
          </table:table-cell>
          <table:table-cell table:style-name="ce6" office:value-type="string">
            <text:p>http://www.kis.kr/</text:p>
          </table:table-cell>
          <table:table-cell office:value-type="string">
            <text:p>031-789-0509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12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83">
            <text:p>1983</text:p>
          </table:table-cell>
          <table:table-cell office:value-type="string">
            <text:p>ICS UJB</text:p>
          </table:table-cell>
          <table:table-cell office:value-type="string">
            <text:p>국제크리스쳔학교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<text:span text:style-name="T1">의정부시</text:span><text:span text:style-name="T2"> </text:span><text:span text:style-name="T1">녹양동</text:span></text:p>
          </table:table-cell>
          <table:table-cell office:value-type="string">
            <text:p><text:a xlink:href="http://www.ics-ujb.org/">www.ics-ujb.org</text:a></text:p>
          </table:table-cell>
          <table:table-cell office:value-type="string">
            <text:p>031-855-1277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06">
            <text:p>2006</text:p>
          </table:table-cell>
          <table:table-cell office:value-type="string">
            <text:p>GSIS</text:p>
          </table:table-cell>
          <table:table-cell office:value-type="string">
            <text:p>경기수원외국인학교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<text:span text:style-name="T1">수원시</text:span><text:span text:style-name="T2"> </text:span><text:span text:style-name="T1">영통구</text:span><text:span text:style-name="T2"> </text:span><text:span text:style-name="T1">영통동</text:span></text:p>
          </table:table-cell>
          <table:table-cell office:value-type="string">
            <text:p><text:a xlink:href="http://www.gsis.sc.kr/">www.gsis.sc.kr</text:a></text:p>
          </table:table-cell>
          <table:table-cell office:value-type="string">
            <text:p>031-695-2800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73">
            <text:p>1973</text:p>
          </table:table-cell>
          <table:table-cell office:value-type="string">
            <text:p>SIS</text:p>
          </table:table-cell>
          <table:table-cell office:value-type="string">
            <text:p>서울국제학교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<text:span text:style-name="T1">성남시</text:span><text:span text:style-name="T2"> </text:span><text:span text:style-name="T1">수정구</text:span><text:span text:style-name="T2"> </text:span><text:span text:style-name="T1">복정동</text:span></text:p>
          </table:table-cell>
          <table:table-cell office:value-type="string">
            <text:p><text:a xlink:href="http://www.siskorea.org/">www.siskorea.org</text:a></text:p>
          </table:table-cell>
          <table:table-cell office:value-type="string">
            <text:p>031-750-1200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11">
            <text:p>2011</text:p>
          </table:table-cell>
          <table:table-cell office:value-type="string">
            <text:p>CDS</text:p>
          </table:table-cell>
          <table:table-cell office:value-type="string">
            <text:p>청라달튼외국인학교</text:p>
          </table:table-cell>
          <table:table-cell office:value-type="string">
            <text:p>영어</text:p>
          </table:table-cell>
          <table:table-cell office:value-type="string">
            <text:p>인천</text:p>
          </table:table-cell>
          <table:table-cell office:value-type="string">
            <text:p><text:span text:style-name="T1">인천</text:span><text:span text:style-name="T2"> </text:span><text:span text:style-name="T1">서구</text:span><text:span text:style-name="T2"> </text:span><text:span text:style-name="T1">경서동</text:span></text:p>
          </table:table-cell>
          <table:table-cell office:value-type="string">
            <text:p><text:a xlink:href="http://daltonschool.kr/">daltonschool.kr</text:a></text:p>
          </table:table-cell>
          <table:table-cell office:value-type="string">
            <text:p>032-563-0523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96">
            <text:p>1996</text:p>
          </table:table-cell>
          <table:table-cell office:value-type="string">
            <text:p>BFS</text:p>
          </table:table-cell>
          <table:table-cell office:value-type="string">
            <text:p>부산외국인학교</text:p>
          </table:table-cell>
          <table:table-cell office:value-type="string">
            <text:p>영어</text:p>
          </table:table-cell>
          <table:table-cell office:value-type="string">
            <text:p>부산</text:p>
          </table:table-cell>
          <table:table-cell office:value-type="string">
            <text:p><text:span text:style-name="T1">해운대구</text:span><text:span text:style-name="T2"> </text:span><text:span text:style-name="T1">좌동</text:span></text:p>
          </table:table-cell>
          <table:table-cell office:value-type="string">
            <text:p><text:a xlink:href="http://www.busanforeignschool.org/">www.busanforeignschool.org</text:a></text:p>
          </table:table-cell>
          <table:table-cell office:value-type="string">
            <text:p>051-747-7199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83">
            <text:p>1983</text:p>
          </table:table-cell>
          <table:table-cell office:value-type="string">
            <text:p>BIFS</text:p>
          </table:table-cell>
          <table:table-cell office:value-type="string">
            <text:p>부산국제외국인학교</text:p>
          </table:table-cell>
          <table:table-cell office:value-type="string">
            <text:p>영어</text:p>
          </table:table-cell>
          <table:table-cell office:value-type="string">
            <text:p>부산</text:p>
          </table:table-cell>
          <table:table-cell office:value-type="string">
            <text:p><text:span text:style-name="T1">해운대구</text:span><text:span text:style-name="T2"> </text:span><text:span text:style-name="T1">중</text:span><text:span text:style-name="T2">2</text:span><text:span text:style-name="T1">동</text:span></text:p>
          </table:table-cell>
          <table:table-cell office:value-type="string">
            <text:p><text:a xlink:href="http://www.bifskorea.org/">www.bifskorea.org</text:a></text:p>
          </table:table-cell>
          <table:table-cell office:value-type="string">
            <text:p>051-742-3332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99">
            <text:p>1999</text:p>
          </table:table-cell>
          <table:table-cell office:value-type="string">
            <text:p>KFS</text:p>
          </table:table-cell>
          <table:table-cell office:value-type="string">
            <text:p>광주외국인학교</text:p>
          </table:table-cell>
          <table:table-cell office:value-type="string">
            <text:p>영어</text:p>
          </table:table-cell>
          <table:table-cell office:value-type="string">
            <text:p>광주</text:p>
          </table:table-cell>
          <table:table-cell office:value-type="string">
            <text:p><text:span text:style-name="T1">북구</text:span><text:span text:style-name="T2"> </text:span><text:span text:style-name="T1">양산</text:span></text:p>
          </table:table-cell>
          <table:table-cell office:value-type="string">
            <text:p><text:a xlink:href="http://www.kwangjuforeignschool.org/">www.kwangjuforeignschool.org</text:a></text:p>
          </table:table-cell>
          <table:table-cell office:value-type="string">
            <text:p>062-575-0900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58">
            <text:p>1958</text:p>
          </table:table-cell>
          <table:table-cell office:value-type="string">
            <text:p>TCIS</text:p>
          </table:table-cell>
          <table:table-cell office:value-type="string">
            <text:p>대전외국인학교</text:p>
          </table:table-cell>
          <table:table-cell office:value-type="string">
            <text:p>영어</text:p>
          </table:table-cell>
          <table:table-cell office:value-type="string">
            <text:p>대전</text:p>
          </table:table-cell>
          <table:table-cell office:value-type="string">
            <text:p><text:span text:style-name="T1">대덕구</text:span><text:span text:style-name="T2"> </text:span><text:span text:style-name="T1">오정동</text:span></text:p>
          </table:table-cell>
          <table:table-cell office:value-type="string">
            <text:p><text:a xlink:href="http://www.tcis.or.kr/">www.tcis.or.kr</text:a></text:p>
          </table:table-cell>
          <table:table-cell office:value-type="string">
            <text:p>042-633-3663</text:p>
          </table:table-cell>
          <table:table-cell/>
          <table:table-cell office:value-type="string">
            <text:p>Y</text:p>
          </table:table-cell>
          <table:table-cell office:value-type="string">
            <text:p>K ~ 12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1982">
            <text:p>1982</text:p>
          </table:table-cell>
          <table:table-cell office:value-type="string">
            <text:p>HFS</text:p>
          </table:table-cell>
          <table:table-cell office:value-type="string">
            <text:p>현대외국인학교</text:p>
          </table:table-cell>
          <table:table-cell office:value-type="string">
            <text:p>영어</text:p>
          </table:table-cell>
          <table:table-cell office:value-type="string">
            <text:p>울산</text:p>
          </table:table-cell>
          <table:table-cell office:value-type="string">
            <text:p><text:span text:style-name="T1">동구</text:span><text:span text:style-name="T2"> </text:span><text:span text:style-name="T1">서부동</text:span></text:p>
          </table:table-cell>
          <table:table-cell office:value-type="string">
            <text:p><text:a xlink:href="http://hyundaiforeignschool.com/">hyundaiforeignschool.com</text:a></text:p>
          </table:table-cell>
          <table:table-cell office:value-type="string">
            <text:p>052-250-2851</text:p>
          </table:table-cell>
          <table:table-cell/>
          <table:table-cell office:value-type="string">
            <text:p>Y</text:p>
          </table:table-cell>
          <table:table-cell office:value-type="string">
            <text:p>K ~ 9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02">
            <text:p>2002</text:p>
          </table:table-cell>
          <table:table-cell office:value-type="string">
            <text:p>OIS</text:p>
          </table:table-cell>
          <table:table-cell office:value-type="string">
            <text:p>거제국제외국인학교</text:p>
          </table:table-cell>
          <table:table-cell office:value-type="string">
            <text:p>영어</text:p>
          </table:table-cell>
          <table:table-cell office:value-type="string">
            <text:p>경남</text:p>
          </table:table-cell>
          <table:table-cell office:value-type="string">
            <text:p><text:span text:style-name="T1">거제시</text:span><text:span text:style-name="T2"> </text:span><text:span text:style-name="T1">옥포</text:span><text:span text:style-name="T2">1</text:span><text:span text:style-name="T1">동</text:span></text:p>
          </table:table-cell>
          <table:table-cell table:style-name="ce6" office:value-type="string">
            <text:p>http://www.iskoje.org/</text:p>
          </table:table-cell>
          <table:table-cell office:value-type="string">
            <text:p>055-687-3283</text:p>
          </table:table-cell>
          <table:table-cell/>
          <table:table-cell office:value-type="string">
            <text:p>Y</text:p>
          </table:table-cell>
          <table:table-cell office:value-type="string">
            <text:p>K ~ 9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Link</text:p>
          </table:table-cell>
          <table:table-cell office:value-type="string">
            <text:p><text:span text:style-name="T1">외국인학교</text:span><text:span text:style-name="T2"> </text:span><text:span text:style-name="T2">- </text:span><text:span text:style-name="T1">영어</text:span></text:p>
          </table:table-cell>
          <table:table-cell office:value-type="float" office:value="2003">
            <text:p>2003</text:p>
          </table:table-cell>
          <table:table-cell office:value-type="string">
            <text:p>GIFS</text:p>
          </table:table-cell>
          <table:table-cell office:value-type="string">
            <text:p>경남국제외국인학교</text:p>
          </table:table-cell>
          <table:table-cell office:value-type="string">
            <text:p>영어</text:p>
          </table:table-cell>
          <table:table-cell office:value-type="string">
            <text:p>경남</text:p>
          </table:table-cell>
          <table:table-cell office:value-type="string">
            <text:p><text:span text:style-name="T1">사천시</text:span><text:span text:style-name="T2"> </text:span><text:span text:style-name="T1">사남면</text:span><text:span text:style-name="T2"> </text:span><text:span text:style-name="T1">월성리</text:span></text:p>
          </table:table-cell>
          <table:table-cell office:value-type="string">
            <text:p><text:a xlink:href="http://www.gifs.or.kr/">www.gifs.or.kr</text:a></text:p>
          </table:table-cell>
          <table:table-cell office:value-type="string">
            <text:p>055-853-5125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G1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ink</text:p>
          </table:table-cell>
          <table:table-cell table:style-name="ce9" office:value-type="string">
            <text:p><text:span text:style-name="T1">외국교육기관</text:span><text:span text:style-name="T2">(</text:span><text:span text:style-name="T1">유</text:span><text:span text:style-name="T2">·</text:span><text:span text:style-name="T1">초</text:span><text:span text:style-name="T2">·</text:span><text:span text:style-name="T1">중등</text:span><text:span text:style-name="T2">) </text:span></text:p>
          </table:table-cell>
          <table:table-cell office:value-type="float" office:value="2010">
            <text:p>2010</text:p>
          </table:table-cell>
          <table:table-cell office:value-type="string">
            <text:p>CI</text:p>
          </table:table-cell>
          <table:table-cell office:value-type="string">
            <text:p>채드윅송도국제학교</text:p>
          </table:table-cell>
          <table:table-cell office:value-type="string">
            <text:p>영어</text:p>
          </table:table-cell>
          <table:table-cell office:value-type="string">
            <text:p>인천</text:p>
          </table:table-cell>
          <table:table-cell office:value-type="string">
            <text:p><text:span text:style-name="T1">인천시</text:span><text:span text:style-name="T2"> </text:span><text:span text:style-name="T1">영서구</text:span><text:span text:style-name="T2"> </text:span><text:span text:style-name="T1">송도동</text:span></text:p>
          </table:table-cell>
          <table:table-cell office:value-type="string">
            <text:p><text:a xlink:href="http://www.chadwickinternational.org/">www.chadwickinternational.org</text:a></text:p>
          </table:table-cell>
          <table:table-cell office:value-type="string">
            <text:p>032-250-5000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12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Link</text:p>
          </table:table-cell>
          <table:table-cell table:style-name="ce9" office:value-type="string">
            <text:p><text:span text:style-name="T1">외국교육기관</text:span><text:span text:style-name="T2">(</text:span><text:span text:style-name="T1">유</text:span><text:span text:style-name="T2">·</text:span><text:span text:style-name="T1">초</text:span><text:span text:style-name="T2">·</text:span><text:span text:style-name="T1">중등</text:span><text:span text:style-name="T2">) </text:span></text:p>
          </table:table-cell>
          <table:table-cell office:value-type="float" office:value="2010">
            <text:p>2010</text:p>
          </table:table-cell>
          <table:table-cell office:value-type="string">
            <text:p>DIS</text:p>
          </table:table-cell>
          <table:table-cell office:value-type="string">
            <text:p>대구국제학교</text:p>
          </table:table-cell>
          <table:table-cell office:value-type="string">
            <text:p>영어</text:p>
          </table:table-cell>
          <table:table-cell office:value-type="string">
            <text:p>대구</text:p>
          </table:table-cell>
          <table:table-cell office:value-type="string">
            <text:p><text:span text:style-name="T1">동구</text:span><text:span text:style-name="T2"> </text:span><text:span text:style-name="T1">봉무동</text:span></text:p>
          </table:table-cell>
          <table:table-cell office:value-type="string">
            <text:p><text:a xlink:href="http://dis.or.kr/">dis.or.kr</text:a></text:p>
          </table:table-cell>
          <table:table-cell office:value-type="string">
            <text:p>053-980-2100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11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Link</text:p>
          </table:table-cell>
          <table:table-cell table:style-name="ce10" office:value-type="string">
            <text:p>제주국제학교</text:p>
          </table:table-cell>
          <table:table-cell office:value-type="float" office:value="2011">
            <text:p>2011</text:p>
          </table:table-cell>
          <table:table-cell office:value-type="string">
            <text:p>KIS Jeju</text:p>
          </table:table-cell>
          <table:table-cell table:style-name="ce13" office:value-type="string">
            <text:p><text:span text:style-name="T1">한국국제학교</text:span><text:span text:style-name="T2"> </text:span><text:span text:style-name="T1">제주캠퍼스</text:span></text:p>
          </table:table-cell>
          <table:table-cell office:value-type="string">
            <text:p>영어</text:p>
          </table:table-cell>
          <table:table-cell office:value-type="string">
            <text:p>제주</text:p>
          </table:table-cell>
          <table:table-cell office:value-type="string">
            <text:p><text:span text:style-name="T1">서귀포시</text:span><text:span text:style-name="T2"> </text:span><text:span text:style-name="T1">대정읍</text:span></text:p>
          </table:table-cell>
          <table:table-cell table:style-name="ce6" office:value-type="string">
            <text:p>http://www.kis.ac/</text:p>
          </table:table-cell>
          <table:table-cell office:value-type="string">
            <text:p>064-741-0509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12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Link</text:p>
          </table:table-cell>
          <table:table-cell table:style-name="ce10" office:value-type="string">
            <text:p>제주국제학교</text:p>
          </table:table-cell>
          <table:table-cell office:value-type="float" office:value="2011">
            <text:p>2011</text:p>
          </table:table-cell>
          <table:table-cell office:value-type="string">
            <text:p>NLCS Jeju</text:p>
          </table:table-cell>
          <table:table-cell table:style-name="ce13" office:value-type="string">
            <text:p><text:span text:style-name="T1">노스런던컬리지에잇스쿨</text:span><text:span text:style-name="T2"> </text:span><text:span text:style-name="T1">제주</text:span></text:p>
          </table:table-cell>
          <table:table-cell office:value-type="string">
            <text:p>영어</text:p>
          </table:table-cell>
          <table:table-cell office:value-type="string">
            <text:p>제주</text:p>
          </table:table-cell>
          <table:table-cell office:value-type="string">
            <text:p><text:span text:style-name="T1">서귀포시</text:span><text:span text:style-name="T2"> </text:span><text:span text:style-name="T1">대정읍</text:span></text:p>
          </table:table-cell>
          <table:table-cell office:value-type="string">
            <text:p><text:a xlink:href="http://www.nlcsjeju.co.kr/">www.nlcsjeju.co.kr</text:a></text:p>
          </table:table-cell>
          <table:table-cell office:value-type="string">
            <text:p>064-793-8000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1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Link</text:p>
          </table:table-cell>
          <table:table-cell table:style-name="ce10" office:value-type="string">
            <text:p>제주국제학교</text:p>
          </table:table-cell>
          <table:table-cell office:value-type="float" office:value="2012">
            <text:p>2012</text:p>
          </table:table-cell>
          <table:table-cell office:value-type="string">
            <text:p>BHA</text:p>
          </table:table-cell>
          <table:table-cell table:style-name="ce13" office:value-type="string">
            <text:p><text:span text:style-name="T1">브랭섬홀</text:span><text:span text:style-name="T2"> </text:span><text:span text:style-name="T1">아시아</text:span></text:p>
          </table:table-cell>
          <table:table-cell office:value-type="string">
            <text:p>영어</text:p>
          </table:table-cell>
          <table:table-cell office:value-type="string">
            <text:p>제주</text:p>
          </table:table-cell>
          <table:table-cell office:value-type="string">
            <text:p><text:span text:style-name="T1">서귀포시</text:span><text:span text:style-name="T2"> </text:span><text:span text:style-name="T1">대정읍</text:span></text:p>
          </table:table-cell>
          <table:table-cell office:value-type="string">
            <text:p><text:a xlink:href="http://branksome.asia/">branksome.asia</text:a></text:p>
          </table:table-cell>
          <table:table-cell office:value-type="string">
            <text:p>02-6456-8405</text:p>
          </table:table-cell>
          <table:table-cell table:style-name="ce2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PK ~ 12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string">
            <text:p><text:a xlink:href="http://www.daewon.ms.kr/">Link</text:a></text:p>
          </table:table-cell>
          <table:table-cell table:style-name="ce11" office:value-type="string">
            <text:p>국제중학교</text:p>
          </table:table-cell>
          <table:table-cell office:value-type="float" office:value="1977">
            <text:p>1977</text:p>
          </table:table-cell>
          <table:table-cell office:value-type="string">
            <text:p>DIS</text:p>
          </table:table-cell>
          <table:table-cell office:value-type="string">
            <text:p>대원국제중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광진구</text:span><text:span text:style-name="T2"> </text:span><text:span text:style-name="T1">중곡동</text:span></text:p>
          </table:table-cell>
          <table:table-cell office:value-type="string">
            <text:p><text:a xlink:href="http://www.hoyah.co.kr/nhy/global/www.daewon.ms.kr">www.daewon.ms.kr</text:a></text:p>
          </table:table-cell>
          <table:table-cell office:value-type="string">
            <text:p>02-2204-1592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7 ~ 9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string">
            <text:p><text:a xlink:href="http://younghoon.ms.kr/">Link</text:a></text:p>
          </table:table-cell>
          <table:table-cell table:style-name="ce11" office:value-type="string">
            <text:p>국제중학교</text:p>
          </table:table-cell>
          <table:table-cell office:value-type="float" office:value="1965">
            <text:p>1965</text:p>
          </table:table-cell>
          <table:table-cell office:value-type="string">
            <text:p>YHIMS</text:p>
          </table:table-cell>
          <table:table-cell office:value-type="string">
            <text:p>영훈국제중학교</text:p>
          </table:table-cell>
          <table:table-cell office:value-type="string">
            <text:p>영어</text:p>
          </table:table-cell>
          <table:table-cell office:value-type="string">
            <text:p>서울</text:p>
          </table:table-cell>
          <table:table-cell office:value-type="string">
            <text:p><text:span text:style-name="T1">강북구</text:span><text:span text:style-name="T2"> </text:span><text:span text:style-name="T1">도봉로</text:span></text:p>
          </table:table-cell>
          <table:table-cell office:value-type="string">
            <text:p><text:a xlink:href="http://www.younghoon.ms.kr/">www.younghoon.ms.kr</text:a></text:p>
          </table:table-cell>
          <table:table-cell office:value-type="string">
            <text:p>02-988-2132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7 ~ 9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string">
            <text:p><text:a xlink:href="http://www.csia.hs.kr/">Link</text:a></text:p>
          </table:table-cell>
          <table:table-cell table:style-name="ce11" office:value-type="string">
            <text:p>국제중학교</text:p>
          </table:table-cell>
          <table:table-cell office:value-type="float" office:value="2006">
            <text:p>2006</text:p>
          </table:table-cell>
          <table:table-cell office:value-type="string">
            <text:p>CIA</text:p>
          </table:table-cell>
          <table:table-cell office:value-type="string">
            <text:p>청심국제중학교</text:p>
          </table:table-cell>
          <table:table-cell office:value-type="string">
            <text:p>영어</text:p>
          </table:table-cell>
          <table:table-cell office:value-type="string">
            <text:p>경기</text:p>
          </table:table-cell>
          <table:table-cell office:value-type="string">
            <text:p><text:span text:style-name="T1">가평군</text:span><text:span text:style-name="T2"> </text:span><text:span text:style-name="T1">설악면</text:span></text:p>
          </table:table-cell>
          <table:table-cell office:value-type="string">
            <text:p><text:a xlink:href="http://www.csia.hs.kr/">www.csia.hs.kr</text:a></text:p>
          </table:table-cell>
          <table:table-cell office:value-type="string">
            <text:p>031-589-8900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7 ~ 9</text:p>
          </table:table-cell>
          <table:table-cell/>
        </table:table-row>
        <table:table-row table:style-name="ro3"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3">
          <table:table-cell table:style-name="ce4" table:number-columns-repeated="14"/>
          <table:table-cell table:style-name="ce1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SDGothicNeo-Regular" svg:font-family="AppleSDGothicNeo-Regular"/>
    <style:font-face style:name="Tahoma-Bold" svg:font-family="Tahoma-Bold"/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date-style style:name="N147">
      <number:month number:style="long"/>
      <number:text>월 </number:text>
      <number:day number:style="long"/>
      <number:text>일</number:text>
    </number:date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맑은 고딕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맑은 고딕1" fo:font-size="11pt" fo:font-style="normal" fo:text-shadow="none" style:text-underline-style="solid" style:text-underline-width="auto" style:text-underline-color="font-color" fo:font-weight="normal" style:font-name-asian="맑은 고딕1" style:font-size-asian="11pt" style:font-style-asian="normal" style:font-weight-asian="normal" style:font-name-complex="맑은 고딕1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2016-07-16</text:date>, <text:time>17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gpil Han</meta:initial-creator>
    <meta:creation-date>2016-07-16T17:56:08</meta:creation-date>
    <dc:date>2016-07-16T17:58:35</dc:date>
    <dc:creator>Sungpil Han</dc:creator>
    <meta:editing-duration>PT2M28S</meta:editing-duration>
    <meta:editing-cycles>1</meta:editing-cycles>
    <meta:document-statistic meta:table-count="3" meta:cell-count="443" meta:object-count="0"/>
    <meta:generator>OpenOffice/4.1.2$Unix OpenOffice.org_project/412m3$Build-9782</meta:generator>
  </office:meta>
</office:document-meta>
</file>